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800000" draw:marker-start-width="0.45cm" draw:marker-end-width="0.45cm" draw:fill="none" draw:fill-color="#000000" draw:fill-hatch-name="Black_20_0_20_Degrees" draw:fill-image-width="0cm" draw:fill-image-height="0cm"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graphic-properties svg:stroke-color="#ffffff" draw:fill-color="#ffffff" draw:textarea-horizontal-align="justify" draw:textarea-vertical-align="middle" draw:auto-grow-height="false"/>
    </style:style>
    <style:style style:name="pr1" style:family="presentation" style:parent-style-name="Standard-title">
      <style:graphic-properties svg:stroke-color="#ffffff" draw:auto-grow-height="true" fo:min-height="3.506cm"/>
    </style:style>
    <style:style style:name="pr2" style:family="presentation" style:parent-style-name="Standard-subtitle">
      <style:graphic-properties svg:stroke-color="#ffffff" draw:fill-color="#ffffff" draw:auto-grow-height="true" fo:min-height="12.273cm" draw:fontwork-adjust="left"/>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subtitle">
      <style:graphic-properties svg:stroke-color="#ffffff" draw:fill-color="#ffffff" draw:auto-grow-height="true" fo:min-height="0.273cm" draw:fontwork-adjust="left"/>
    </style:style>
    <style:style style:name="P1" style:family="paragraph">
      <style:text-properties fo:color="#ffffff" fo:font-family="Verdana" style:font-family-generic="swiss" style:font-pitch="variable" fo:font-size="66pt" style:font-size-asian="66pt" style:font-size-complex="66pt"/>
    </style:style>
    <style:style style:name="P2" style:family="paragraph">
      <style:paragraph-properties fo:line-height="150%" fo:text-align="start"/>
    </style:style>
    <style:style style:name="P3" style:family="paragraph">
      <style:paragraph-properties fo:line-height="150%" fo:text-align="start"/>
      <style:text-properties fo:color="#ffffff" fo:font-size="22pt" style:font-size-asian="22pt" style:font-size-complex="22pt"/>
    </style:style>
    <style:style style:name="P4" style:family="paragraph">
      <style:paragraph-properties fo:text-align="center"/>
    </style:style>
    <style:style style:name="P5" style:family="paragraph">
      <style:text-properties fo:font-size="20pt"/>
    </style:style>
    <style:style style:name="P6" style:family="paragraph">
      <style:paragraph-properties fo:line-height="100%" fo:text-align="start"/>
      <style:text-properties fo:font-family="Verdana" style:font-family-generic="swiss" style:font-pitch="variable" fo:font-size="24pt" style:font-size-asian="24pt" style:font-size-complex="24pt"/>
    </style:style>
    <style:style style:name="P7" style:family="paragraph">
      <style:paragraph-properties fo:line-height="100%" fo:text-align="start"/>
      <style:text-properties fo:color="#ffffff" fo:font-family="Verdana" style:font-family-generic="swiss" style:font-pitch="variable" fo:font-size="24pt" style:font-size-asian="24pt" style:font-size-complex="24pt"/>
    </style:style>
    <style:style style:name="T1" style:family="text">
      <style:text-properties fo:color="#ffffff" fo:font-family="Verdana" style:font-family-generic="swiss" style:font-pitch="variable" fo:font-size="66pt" style:font-size-asian="66pt" style:font-size-complex="66pt"/>
    </style:style>
    <style:style style:name="T2" style:family="text">
      <style:text-properties fo:color="#ffffff" fo:font-size="26pt" style:font-size-asian="26pt" style:font-size-complex="26pt"/>
    </style:style>
    <style:style style:name="T3" style:family="text">
      <style:text-properties fo:color="#ffffff" fo:font-size="72pt" style:font-size-asian="72pt" style:font-size-complex="72pt"/>
    </style:style>
    <style:style style:name="T4" style:family="text">
      <style:text-properties fo:color="#ffffff" fo:font-size="22pt" style:font-size-asian="22pt" style:font-size-complex="22pt"/>
    </style:style>
    <style:style style:name="T5" style:family="text">
      <style:text-properties fo:color="#ffffff" fo:font-family="Verdana" style:font-family-generic="swiss"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506cm" svg:x="1.5cm" svg:y="0.858cm" presentation:class="title" presentation:user-transformed="true">
          <draw:text-box>
            <text:p><text:span text:style-name="T1">Hur känns det?</text:span></text:p>
          </draw:text-box>
        </draw:frame>
        <draw:frame presentation:style-name="pr2" draw:text-style-name="P3" draw:layer="layout" svg:width="25.099cm" svg:height="12.273cm" svg:x="1.5cm" svg:y="6.5cm" presentation:class="subtitle" presentation:user-transformed="true">
          <draw:text-box>
            <text:p text:style-name="P2"><text:span text:style-name="T2">1 = Fungerade inte alls</text:span><text:span text:style-name="T2"><text:tab/></text:span><text:span text:style-name="T2"><text:tab/></text:span><text:span text:style-name="T2"><text:tab/></text:span><text:span text:style-name="T2"><text:tab/></text:span><text:span text:style-name="T2">7 = Fungerade mycket bra</text:span></text:p>
            <text:p text:style-name="P2"><text:span text:style-name="T3">1 <text:s text:c="2"/>2 <text:s text:c="2"/>3 <text:s text:c="2"/>4 <text:s text:c="2"/>5 <text:s text:c="2"/>6 <text:s text:c="2"/>7</text:span></text:p>
            <text:p text:style-name="P2"><text:span text:style-name="T4"/></text:p>
          </draw:text-box>
        </draw:frame>
        <draw:circle draw:style-name="gr1" draw:text-style-name="P4" draw:layer="layout" svg:width="2.5cm" svg:height="2.5cm" svg:x="1cm" svg:y="12cm">
          <text:p/>
        </draw:circl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1" draw:text-style-name="P1" draw:layer="layout" svg:width="25.199cm" svg:height="3.506cm" svg:x="1.5cm" svg:y="0.858cm" presentation:class="title" presentation:user-transformed="true">
          <draw:text-box>
            <text:p><text:span text:style-name="T1">Hur känns det?</text:span></text:p>
          </draw:text-box>
        </draw:frame>
        <draw:frame presentation:style-name="pr2" draw:text-style-name="P3" draw:layer="layout" svg:width="25.099cm" svg:height="12.273cm" svg:x="1.5cm" svg:y="6.5cm" presentation:class="subtitle" presentation:user-transformed="true">
          <draw:text-box>
            <text:p text:style-name="P2"><text:span text:style-name="T2">1 = Fungerade inte alls</text:span><text:span text:style-name="T2"><text:tab/></text:span><text:span text:style-name="T2"><text:tab/></text:span><text:span text:style-name="T2"><text:tab/></text:span><text:span text:style-name="T2"><text:tab/></text:span><text:span text:style-name="T2">7 = Fungerade mycket bra</text:span></text:p>
            <text:p text:style-name="P2"><text:span text:style-name="T3">1 <text:s text:c="2"/>2 <text:s text:c="2"/>3 <text:s text:c="2"/>4 <text:s text:c="2"/>5 <text:s text:c="2"/>6 <text:s text:c="2"/>7</text:span></text:p>
            <text:p text:style-name="P2"><text:span text:style-name="T4"/></text:p>
          </draw:text-box>
        </draw:frame>
        <draw:circle draw:style-name="gr1" draw:text-style-name="P4" draw:layer="layout" svg:width="2.5cm" svg:height="2.5cm" svg:x="4.5cm" svg:y="12cm">
          <text:p/>
        </draw:circle>
        <presentation:notes draw:style-name="dp2">
          <draw:page-thumbnail draw:style-name="gr2"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1" draw:text-style-name="P1" draw:layer="layout" svg:width="25.199cm" svg:height="3.506cm" svg:x="1.5cm" svg:y="0.858cm" presentation:class="title" presentation:user-transformed="true">
          <draw:text-box>
            <text:p><text:span text:style-name="T1">Hur känns det?</text:span></text:p>
          </draw:text-box>
        </draw:frame>
        <draw:frame presentation:style-name="pr2" draw:text-style-name="P3" draw:layer="layout" svg:width="25.099cm" svg:height="12.273cm" svg:x="1.5cm" svg:y="6.5cm" presentation:class="subtitle" presentation:user-transformed="true">
          <draw:text-box>
            <text:p text:style-name="P2"><text:span text:style-name="T2">1 = Fungerade inte alls</text:span><text:span text:style-name="T2"><text:tab/></text:span><text:span text:style-name="T2"><text:tab/></text:span><text:span text:style-name="T2"><text:tab/></text:span><text:span text:style-name="T2"><text:tab/></text:span><text:span text:style-name="T2">7 = Fungerade mycket bra</text:span></text:p>
            <text:p text:style-name="P2"><text:span text:style-name="T3">1 <text:s text:c="2"/>2 <text:s text:c="2"/>3 <text:s text:c="2"/>4 <text:s text:c="2"/>5 <text:s text:c="2"/>6 <text:s text:c="2"/>7</text:span></text:p>
            <text:p text:style-name="P2"><text:span text:style-name="T4"/></text:p>
          </draw:text-box>
        </draw:frame>
        <draw:circle draw:style-name="gr1" draw:text-style-name="P4" draw:layer="layout" svg:width="2.5cm" svg:height="2.5cm" svg:x="8cm" svg:y="12cm">
          <text:p/>
        </draw:circl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1" draw:text-style-name="P1" draw:layer="layout" svg:width="25.199cm" svg:height="3.506cm" svg:x="1.5cm" svg:y="0.858cm" presentation:class="title" presentation:user-transformed="true">
          <draw:text-box>
            <text:p><text:span text:style-name="T1">Hur känns det?</text:span></text:p>
          </draw:text-box>
        </draw:frame>
        <draw:frame presentation:style-name="pr2" draw:text-style-name="P3" draw:layer="layout" svg:width="25.099cm" svg:height="12.273cm" svg:x="1.5cm" svg:y="6.5cm" presentation:class="subtitle" presentation:user-transformed="true">
          <draw:text-box>
            <text:p text:style-name="P2"><text:span text:style-name="T2">1 = Fungerade inte alls</text:span><text:span text:style-name="T2"><text:tab/></text:span><text:span text:style-name="T2"><text:tab/></text:span><text:span text:style-name="T2"><text:tab/></text:span><text:span text:style-name="T2"><text:tab/></text:span><text:span text:style-name="T2">7 = Fungerade mycket bra</text:span></text:p>
            <text:p text:style-name="P2"><text:span text:style-name="T3">1 <text:s text:c="2"/>2 <text:s text:c="2"/>3 <text:s text:c="2"/>4 <text:s text:c="2"/>5 <text:s text:c="2"/>6 <text:s text:c="2"/>7</text:span></text:p>
            <text:p text:style-name="P2"><text:span text:style-name="T4"/></text:p>
          </draw:text-box>
        </draw:frame>
        <draw:circle draw:style-name="gr1" draw:text-style-name="P4" draw:layer="layout" svg:width="2.5cm" svg:height="2.5cm" svg:x="11.5cm" svg:y="12cm">
          <text:p/>
        </draw:circle>
        <presentation:notes draw:style-name="dp2">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1" draw:text-style-name="P1" draw:layer="layout" svg:width="25.199cm" svg:height="3.506cm" svg:x="1.5cm" svg:y="0.858cm" presentation:class="title" presentation:user-transformed="true">
          <draw:text-box>
            <text:p><text:span text:style-name="T1">Hur känns det?</text:span></text:p>
          </draw:text-box>
        </draw:frame>
        <draw:frame presentation:style-name="pr2" draw:text-style-name="P3" draw:layer="layout" svg:width="25.099cm" svg:height="12.273cm" svg:x="1.5cm" svg:y="6.5cm" presentation:class="subtitle" presentation:user-transformed="true">
          <draw:text-box>
            <text:p text:style-name="P2"><text:span text:style-name="T2">1 = Fungerade inte alls</text:span><text:span text:style-name="T2"><text:tab/></text:span><text:span text:style-name="T2"><text:tab/></text:span><text:span text:style-name="T2"><text:tab/></text:span><text:span text:style-name="T2"><text:tab/></text:span><text:span text:style-name="T2">7 = Fungerade mycket bra</text:span></text:p>
            <text:p text:style-name="P2"><text:span text:style-name="T3">1 <text:s text:c="2"/>2 <text:s text:c="2"/>3 <text:s text:c="2"/>4 <text:s text:c="2"/>5 <text:s text:c="2"/>6 <text:s text:c="2"/>7</text:span></text:p>
            <text:p text:style-name="P2"><text:span text:style-name="T4"/></text:p>
          </draw:text-box>
        </draw:frame>
        <draw:circle draw:style-name="gr1" draw:text-style-name="P4" draw:layer="layout" svg:width="2.5cm" svg:height="2.5cm" svg:x="15cm" svg:y="12cm">
          <text:p/>
        </draw:circl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1" draw:text-style-name="P1" draw:layer="layout" svg:width="25.199cm" svg:height="3.506cm" svg:x="1.5cm" svg:y="0.858cm" presentation:class="title" presentation:user-transformed="true">
          <draw:text-box>
            <text:p><text:span text:style-name="T1">Hur känns det?</text:span></text:p>
          </draw:text-box>
        </draw:frame>
        <draw:frame presentation:style-name="pr2" draw:text-style-name="P3" draw:layer="layout" svg:width="25.099cm" svg:height="12.273cm" svg:x="1.5cm" svg:y="6.5cm" presentation:class="subtitle" presentation:user-transformed="true">
          <draw:text-box>
            <text:p text:style-name="P2"><text:span text:style-name="T2">1 = Fungerade inte alls</text:span><text:span text:style-name="T2"><text:tab/></text:span><text:span text:style-name="T2"><text:tab/></text:span><text:span text:style-name="T2"><text:tab/></text:span><text:span text:style-name="T2"><text:tab/></text:span><text:span text:style-name="T2">7 = Fungerade mycket bra</text:span></text:p>
            <text:p text:style-name="P2"><text:span text:style-name="T3">1 <text:s text:c="2"/>2 <text:s text:c="2"/>3 <text:s text:c="2"/>4 <text:s text:c="2"/>5 <text:s text:c="2"/>6 <text:s text:c="2"/>7</text:span></text:p>
            <text:p text:style-name="P2"><text:span text:style-name="T4"/></text:p>
          </draw:text-box>
        </draw:frame>
        <draw:circle draw:style-name="gr1" draw:text-style-name="P4" draw:layer="layout" svg:width="2.5cm" svg:height="2.5cm" svg:x="18.7cm" svg:y="12cm">
          <text:p/>
        </draw:circle>
        <presentation:notes draw:style-name="dp2">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1" draw:text-style-name="P1" draw:layer="layout" svg:width="25.199cm" svg:height="3.506cm" svg:x="1.5cm" svg:y="0.858cm" presentation:class="title" presentation:user-transformed="true">
          <draw:text-box>
            <text:p><text:span text:style-name="T1">Hur känns det?</text:span></text:p>
          </draw:text-box>
        </draw:frame>
        <draw:frame presentation:style-name="pr2" draw:text-style-name="P3" draw:layer="layout" svg:width="25.099cm" svg:height="12.273cm" svg:x="1.5cm" svg:y="6.5cm" presentation:class="subtitle" presentation:user-transformed="true">
          <draw:text-box>
            <text:p text:style-name="P2"><text:span text:style-name="T2">1 = Fungerade inte alls</text:span><text:span text:style-name="T2"><text:tab/></text:span><text:span text:style-name="T2"><text:tab/></text:span><text:span text:style-name="T2"><text:tab/></text:span><text:span text:style-name="T2"><text:tab/></text:span><text:span text:style-name="T2">7 = Fungerade mycket bra</text:span></text:p>
            <text:p text:style-name="P2"><text:span text:style-name="T3">1 <text:s text:c="2"/>2 <text:s text:c="2"/>3 <text:s text:c="2"/>4 <text:s text:c="2"/>5 <text:s text:c="2"/>6 <text:s text:c="2"/>7</text:span></text:p>
            <text:p text:style-name="P2"><text:span text:style-name="T4"/></text:p>
          </draw:text-box>
        </draw:frame>
        <draw:circle draw:style-name="gr1" draw:text-style-name="P4" draw:layer="layout" svg:width="2.5cm" svg:height="2.5cm" svg:x="22.1cm" svg:y="12cm">
          <text:p/>
        </draw:circle>
        <presentation:notes draw:style-name="dp2">
          <draw:page-thumbnail draw:style-name="gr2"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custom-shape draw:style-name="gr3" draw:text-style-name="P4" draw:layer="layout" svg:width="12cm" svg:height="12cm" svg:x="8.5cm" svg:y="4.5cm">
          <text:p/>
          <draw:enhanced-geometry svg:viewBox="0 0 21600 21600" draw:text-areas="0 ?f0 ?f5 ?f2" draw:type="right-arrow" draw:modifiers="13286.4927922673 4677.810182484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custom-shape draw:style-name="gr3" draw:text-style-name="P4" draw:layer="layout" svg:width="12cm" svg:height="12cm" draw:transform="rotate (1.5707963267946) translate (8.5cm 16.5cm)">
          <text:p/>
          <draw:enhanced-geometry svg:viewBox="0 0 21600 21600" draw:text-areas="0 ?f0 ?f5 ?f2" draw:type="right-arrow" draw:modifiers="13286.4927922673 4677.810182484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custom-shape draw:style-name="gr3" draw:text-style-name="P4" draw:layer="layout" svg:width="12cm" svg:height="12cm" draw:transform="rotate (-1.57079632679579) translate (20.5cm 4.5cm)">
          <text:p/>
          <draw:enhanced-geometry svg:viewBox="0 0 21600 21600" draw:text-areas="0 ?f0 ?f5 ?f2" draw:type="right-arrow" draw:modifiers="13286.4927922673 4677.810182484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custom-shape draw:style-name="gr3" draw:text-style-name="P4" draw:layer="layout" svg:width="4cm" svg:height="4cm" draw:transform="rotate (-1.57079632679579) translate (5.5cm 8cm)">
          <text:p/>
          <draw:enhanced-geometry svg:viewBox="0 0 21600 21600" draw:text-areas="0 ?f0 ?f5 ?f2" draw:type="right-arrow" draw:modifiers="13286.4927922673 4677.810182484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4cm" svg:height="4cm" draw:transform="rotate (1.5707963267946) translate (1.5cm 19cm)">
          <text:p/>
          <draw:enhanced-geometry svg:viewBox="0 0 21600 21600" draw:text-areas="0 ?f0 ?f5 ?f2" draw:type="right-arrow" draw:modifiers="13286.4927922673 4677.810182484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4cm" svg:height="4cm" svg:x="1.5cm" svg:y="1cm">
          <text:p/>
          <draw:enhanced-geometry svg:viewBox="0 0 21600 21600" draw:text-areas="0 ?f0 ?f5 ?f2" draw:type="right-arrow" draw:modifiers="13286.4927922673 4677.810182484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text-style-name="P7" draw:layer="layout" svg:width="19cm" svg:height="3.064cm" svg:x="7cm" svg:y="1.296cm">
          <draw:text-box>
            <text:p text:style-name="P6"><text:span text:style-name="T5">Innebär att du ska fokusera på de känslor som bilden väcker hos dig utan att du försöker manipulera dina känslor </text:span></text:p>
          </draw:text-box>
        </draw:frame>
        <draw:frame presentation:style-name="pr5" draw:text-style-name="P7" draw:layer="layout" svg:width="19cm" svg:height="5.106cm" svg:x="7cm" svg:y="7.118cm">
          <draw:text-box>
            <text:p text:style-name="P6"><text:span text:style-name="T5">Innebär att du ska anstränga dig för att dämpa eller blockera de känslor som bilden väcker hos dig så att du uppfattar bilden som mindre känsloladdad eller så neutral som möjligt</text:span></text:p>
          </draw:text-box>
        </draw:frame>
        <draw:frame presentation:style-name="pr5" draw:text-style-name="P7" draw:layer="layout" svg:width="19cm" svg:height="4.085cm" svg:x="7cm" svg:y="15.01cm">
          <draw:text-box>
            <text:p text:style-name="P6"><text:span text:style-name="T5">Innebär att du ska anstränga dig för att förstärka de känslor som bilden väcker hos dig så att du uppfattar bilden som mer känslomässigt laddad</text:span></text:p>
          </draw:text-box>
        </draw:frame>
        <presentation:notes draw:style-name="dp2">
          <draw:page-thumbnail draw:style-name="gr2"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646464" draw:fill-image-width="0cm" draw:fill-image-height="0cm"/>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64646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ustav Nilsonne</meta:initial-creator>
    <meta:creation-date>2012-06-11T09:43:43.53</meta:creation-date>
    <meta:editing-duration>PT47M30S</meta:editing-duration>
    <meta:editing-cycles>6</meta:editing-cycles>
    <dc:date>2012-09-10T08:25:08.31</dc:date>
    <dc:creator>Gustav Nilsonne</dc:creator>
    <meta:generator>OpenOffice.org/3.3$Win32 OpenOffice.org_project/330m20$Build-9567</meta:generator>
    <meta:document-statistic meta:object-count="73"/>
  </office:meta>
</office:document-meta>
</file>